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B2</text:p>
          </table:table-cell>
          <table:table-cell/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B2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B1</text:p>
          </table:table-cell>
          <table:table-cell table:number-columns-repeated="5"/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table:number-columns-repeated="2"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2" office:value-type="string" calcext:value-type="string">
            <text:p>B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09:53:28.914418933</meta:creation-date>
    <dc:date>2017-10-26T10:10:19.407641811</dc:date>
    <meta:editing-duration>PT16M50S</meta:editing-duration>
    <meta:editing-cycles>3</meta:editing-cycles>
    <meta:generator>LibreOffice/5.4.1.2$Linux_X86_64 LibreOffice_project/40m0$Build-2</meta:generator>
    <meta:document-statistic meta:table-count="1" meta:cell-count="72" meta:object-count="0"/>
  </office:meta>
</office:document-meta>
</file>